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48pt" style:font-size-asian="48pt" style:font-size-complex="48pt"/>
    </style:style>
    <style:style style:name="P2" style:family="paragraph" style:parent-style-name="Standard">
      <style:paragraph-properties fo:text-align="center" style:justify-single-word="false"/>
      <style:text-properties style:font-name="Plantagenet Cherokee" fo:font-size="48pt" style:font-size-asian="48pt" style:font-size-complex="48pt"/>
    </style:style>
    <style:style style:name="P3" style:family="paragraph" style:parent-style-name="Standard">
      <style:paragraph-properties fo:text-align="center" style:justify-single-word="false"/>
      <style:text-properties style:font-name="Plantagenet Cherokee"/>
    </style:style>
    <style:style style:name="P4" style:family="paragraph" style:parent-style-name="Standard">
      <style:paragraph-properties fo:text-align="center" style:justify-single-word="false"/>
      <style:text-properties style:font-name="Plantagenet Cherokee" fo:font-size="18pt" style:font-size-asian="18pt" style:font-size-complex="18pt"/>
    </style:style>
    <style:style style:name="P5" style:family="paragraph" style:parent-style-name="Standard">
      <style:paragraph-properties fo:text-align="end" style:justify-single-word="false"/>
      <style:text-properties style:font-name="Plantagenet Cherokee" fo:font-size="16pt" style:font-size-asian="16pt" style:font-size-complex="16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text-properties style:font-name="Trajan Pro"/>
    </style:style>
    <style:style style:name="P8" style:family="paragraph" style:parent-style-name="Standard">
      <style:paragraph-properties fo:text-align="center" style:justify-single-word="false"/>
      <style:text-properties style:font-name="Trajan Pro"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style:font-name="Trajan Pro"/>
    </style:style>
    <style:style style:name="T1" style:family="text">
      <style:text-properties fo:font-variant="normal" fo:text-transform="none" fo:color="#484848" style:font-name="Arial1" fo:font-size="10.9499998092651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INFOME PRÁCTICA 4</text:p>
      <text:p text:style-name="P3"/>
      <text:p text:style-name="P4">DESARROLLO DE SISTEMAS INFORMÁTICOS</text:p>
      <text:p text:style-name="P4"/>
      <text:p text:style-name="P4"/>
      <text:p text:style-name="P4"/>
      <text:p text:style-name="P4"/>
      <text:p text:style-name="P5"/>
      <text:p text:style-name="P5"/>
      <text:p text:style-name="P5"/>
      <text:p text:style-name="P5"/>
      <text:p text:style-name="P5"/>
      <text:p text:style-name="P5">SERGIO AFONSO GARCIA</text:p>
      <text:p text:style-name="P5">ALU3877</text:p>
      <text:p text:style-name="P5">3ºGRADO I. INFORMÁTICA</text:p>
      <text:p text:style-name="P5"/>
      <text:p text:style-name="P6"/>
      <text:p text:style-name="Standard"/>
      <text:p text:style-name="Standard"/>
      <text:p text:style-name="Standard"/>
      <text:p text:style-name="Standard"/>
      <text:p text:style-name="Standard"><text:span text:style-name="T1"/></text:p>
      <text:p text:style-name="Standard"/>
      <text:p text:style-name="Standard"/>
      <text:p text:style-name="Standard"/>
      <text:p text:style-name="Standard"/>
      <text:p text:style-name="Standard"/>
      <text:p text:style-name="Standard"/>
      <text:p text:style-name="P8"><text:soft-page-break/>TDD: Red, Green, Refactor en Rails</text:p>
      <text:p text:style-name="P9"/>
      <text:p text:style-name="P7"/>
      <text:p text:style-name="P7">El objetivo de esta práctica es la introducción de las técnicas de desarrollo dirigido por pruebas, métodos de limpieza de código y demás técnicas para el mantenimiento de un código eficiente.</text:p>
      <text:p text:style-name="P7"/>
      <text:p text:style-name="P7">Para la realizacion de este ejercicio hemos tenido como guía el “Capitulo 3 :Mostly Static Pages” del tutorial de Ruby on Rails utilizado en la asignatura.</text:p>
      <text:p text:style-name="P7"/>
      <text:p text:style-name="P7">Antes de comenzar las distintas tareas de la práctica debemos comprobar , al menos, las gemas rails-spec y webrat están instaladas en los equipos. En estos ejercicios se introducen técnicas de desarrollo dirigido por pruebas para páginas Web estáticas. Para ello hemos creado la aplicación “Practica4Rails”, también hemos utilizado la herramienta Github mediante la cual hemos creado un repositorio para nuestra aplicación, así como en Heroku. Luego hemos generado el controlador de páginas estáticas para después poder realizar el desarrollo basado en Test-driven development.</text:p>
      <text:p text:style-name="P7"/>
      <text:p text:style-name="P7">Una vez creados todos los test siguiendo las indicaciones del tutorial hemos generado cuatro páginas válidas usando controladores y acciones de Rails.</text:p>
      <text:p text:style-name="P7"/>
      <text:p text:style-name="P7">En esta ocación la dificultad de la práctica ha sido mayor que las anteriores dado que en la elaboracion de los test he encontrado diversos problemas que han llevado bastante tiempo en solucionar y el posterior acople con el código de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16:21:27</meta:creation-date>
    <dc:date>2013-09-05T10:53:52</dc:date>
    <meta:editing-duration>PT3M1S</meta:editing-duration>
    <meta:editing-cycles>2</meta:editing-cycles>
    <meta:generator>OpenOffice.org/3.4.1$Unix OpenOffice.org_project/341m1$Build-9593</meta:generator>
    <meta:document-statistic meta:table-count="0" meta:image-count="0" meta:object-count="0" meta:page-count="2" meta:paragraph-count="11" meta:word-count="226" meta:character-count="1458"/>
  </office:meta>
</office:document-meta>
</file>